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officeooo:rsid="0007e77a" officeooo:paragraph-rsid="0007e77a" style:font-weight-asian="bold" style:font-weight-complex="bold"/>
    </style:style>
    <style:style style:name="P2" style:family="paragraph" style:parent-style-name="Standard">
      <style:text-properties fo:font-weight="bold" officeooo:rsid="00081c71" officeooo:paragraph-rsid="00081c71" style:font-weight-asian="bold" style:font-weight-complex="bold"/>
    </style:style>
    <style:style style:name="P3" style:family="paragraph" style:parent-style-name="Standard">
      <style:text-properties fo:font-weight="normal" officeooo:rsid="0007e77a" officeooo:paragraph-rsid="0007e77a" style:font-weight-asian="normal" style:font-weight-complex="normal"/>
    </style:style>
    <style:style style:name="P4" style:family="paragraph" style:parent-style-name="Standard">
      <style:text-properties fo:font-weight="normal" officeooo:rsid="0008b942" officeooo:paragraph-rsid="0008b942" style:font-weight-asian="normal" style:font-weight-complex="normal"/>
    </style:style>
    <style:style style:name="P5" style:family="paragraph" style:parent-style-name="Standard">
      <style:text-properties fo:font-weight="normal" officeooo:rsid="0009e81d" officeooo:paragraph-rsid="0009e81d" style:font-weight-asian="normal" style:font-weight-complex="normal"/>
    </style:style>
    <style:style style:name="P6" style:family="paragraph" style:parent-style-name="Header">
      <style:text-properties officeooo:rsid="0009e81d" officeooo:paragraph-rsid="0009e81d"/>
    </style:style>
    <style:style style:name="T1" style:family="text">
      <style:text-properties officeooo:rsid="00081c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view:</text:p>
      <text:p text:style-name="P3"/>
      <text:p text:style-name="P1"/>
      <text:p text:style-name="P1">Design:</text:p>
      <text:p text:style-name="P2">Lexer</text:p>
      <text:p text:style-name="P3">In the lexer, we first took in LOGO code character by character, stopping on whitespaces and returning a token based on the string before the whitespace. Using a big switch statement as a dictionary and returning the appropriate token if a particular string was found, for example a “PROC” or “IF” string. Otherwise an identity or number token would be returned. <text:span text:style-name="T1">To return these grammar tokens, we created new token classes for all the keywords and symbols in the LOGO grammar, this also makes it easier for the Parser as we are passing it different token subclasses. </text:span>To return parenthesis tokens even if they had no whitespace between them and an identity, for example “(LEVEL)” instead of “( LEVEL )” we had to check for the left parenthesis and right parenthesis before the other tokens.</text:p>
      <text:p text:style-name="P3"/>
      <text:p text:style-name="P3">SCREENSHOT</text:p>
      <text:p text:style-name="P3"/>
      <text:p text:style-name="P3">This was not a good solution because when we went back to do similar checks for other operators with no whitespace, for example “LEVEL&lt;3” instead of “LEVEL &lt; 3”, we realised it would need lots of conditionals and checking, making the code very messy. Our solution was to process the text so that all specials symbols would have whitespace around them using a processText method. <text:span text:style-name="T1">This way we can use a scanner and create tokens without worrying about the problems previously mentioned. The consequence to this was we no longer could track the line number of the tokens because we ignore new lines together with whitespace and tabs. To solve this, we replaced all “\n” (newline) with our own representation of new line, “N_E_W_L_I_N_E” and every time the lexer comes across “N_E_W_L_I_N_E” it will ignore it but increase the line number.</text:span></text:p>
      <text:p text:style-name="P3"/>
      <text:p text:style-name="P3"/>
      <text:p text:style-name="P2">Parser</text:p>
      <text:p text:style-name="P4">We started on the parser by using if statements in the proc class to check for instances of certain tokens. From the LOGO grammar we know that proc must be followed by an identity, left parenthesis, identity, right parenthesis. So we can easily check if the stream of tokens follows this pattern and if it does not we can give appropriate error messages. </text:p>
      <text:p text:style-name="P1"/>
      <text:p text:style-name="P1">Testing:</text:p>
      <text:p text:style-name="P5">To test that the lexer works, we have the tokens print themselves so we see that we are in fact getting the right stream of tokens. We also print out the string that was read by the scanner so we can see if the right string has been taken by the lexer. </text:p>
      <text:p text:style-name="P1"/>
      <text:p text:style-name="P1"/>
      <text:p text:style-name="P1">Evaluation:</text:p>
      <text:p text:style-name="P1"/>
      <text:p text:style-name="P1">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e81d" officeooo:paragraph-rsid="0009e81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CS1006 Mini-compiler 140011146 <text:s/>140000346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5-02-07T14:55:30.505358850</meta:creation-date>
    <dc:date>2015-02-07T15:34:38.808848854</dc:date>
    <dc:creator>sy35 </dc:creator>
    <meta:editing-duration>PT23M47S</meta:editing-duration>
    <meta:editing-cycles>3</meta:editing-cycles>
    <meta:generator>LibreOffice/4.2.5.2$Linux_X86_64 LibreOffice_project/420$Build-2</meta:generator>
    <meta:document-statistic meta:table-count="0" meta:image-count="0" meta:object-count="0" meta:page-count="1" meta:paragraph-count="13" meta:word-count="403" meta:character-count="2342" meta:non-whitespace-character-count="1948"/>
  </office:meta>
</office:document-meta>
</file>